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192.1pt"/>
    </style:style>
    <style:style style:name="co3" style:family="table-column">
      <style:table-column-properties fo:break-before="auto" style:column-width="148.39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76.99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107.21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137.31pt"/>
    </style:style>
    <style:style style:name="co10" style:family="table-column">
      <style:table-column-properties fo:break-before="auto" style:column-width="73.84pt"/>
    </style:style>
    <style:style style:name="co11" style:family="table-column">
      <style:table-column-properties fo:break-before="auto" style:column-width="120.61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lassificação_20_Nov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1252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12529" style:text-outline="false" style:text-line-through-style="none" style:text-line-through-type="none" style:font-name="-apple-system" fo:font-size="12pt" fo:font-style="normal" fo:text-shadow="none" style:text-underline-style="none" fo:font-weight="normal" style:font-size-asian="12pt" style:font-style-asian="normal" style:font-weight-asian="normal" style:font-name-complex="-apple-system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assificação Nov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SLA</text:p>
          </table:table-cell>
          <table:table-cell table:style-name="ce1" office:value-type="string" calcext:value-type="string">
            <text:p>Tipo de Atividade</text:p>
          </table:table-cell>
          <table:table-cell table:style-name="ce1" office:value-type="string" calcext:value-type="string">
            <text:p>Grupo de Serviços</text:p>
          </table:table-cell>
          <table:table-cell table:style-name="ce1" office:value-type="string" calcext:value-type="string">
            <text:p>Setor Responsável</text:p>
          </table:table-cell>
          <table:table-cell table:style-name="ce1" office:value-type="string" calcext:value-type="string">
            <text:p>Meio de solicitação</text:p>
          </table:table-cell>
          <table:table-cell table:style-name="ce1" office:value-type="string" calcext:value-type="string">
            <text:p>Nível de Acesso </text:p>
          </table:table-cell>
          <table:table-cell table:style-name="ce1" office:value-type="string" calcext:value-type="string">
            <text:p>Prazo de atendimento</text:p>
          </table:table-cell>
          <table:table-cell table:style-name="ce1" office:value-type="string" calcext:value-type="string">
            <text:p>Quem deve solicitar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para acesso ao domínio institucional</text:p>
          </table:table-cell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ACESSO AO DOMÍNIO INSTITUCIONAL</text:p>
          </table:table-cell>
          <table:table-cell table:style-name="ce11" office:value-type="string" calcext:value-type="string">
            <text:p>SAU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próprio(a) usuário(a) d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style-name="ce2" office:value-type="string" calcext:value-type="string">
            <text:p>Cadastro de conta para acesso ao domínio institucional</text:p>
          </table:table-cell>
          <table:table-cell table:style-name="ce2" office:value-type="string" calcext:value-type="string">
            <text:p>Acesso ao computador; 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ACESSO AO DOMÍNIO INSTITUCIONAL</text:p>
          </table:table-cell>
          <table:table-cell table:style-name="ce11" office:value-type="string" calcext:value-type="string">
            <text:p>SAU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chefia imediata do(a) usuário(a) solic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style-name="ce2" office:value-type="string" calcext:value-type="string">
            <text:p>Correção de falha de acesso ao domínio institucional</text:p>
          </table:table-cell>
          <table:table-cell table:style-name="ce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ACESSO AO DOMÍNIO INSTITUCIONAL</text:p>
          </table:table-cell>
          <table:table-cell table:style-name="ce8"/>
          <table:table-cell table:style-name="ce14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próprio(a) usuário(a) d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style-name="ce2" office:value-type="string" calcext:value-type="string">
            <text:p>Desbloqueio de conta para acesso ao domínio institucional</text:p>
          </table:table-cell>
          <table:table-cell table:style-name="ce2" office:value-type="string" calcext:value-type="string">
            <text:p>Dasativar conta de acesso ao domínio institucional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ACESSO AO DOMÍNIO INSTITUCIONAL</text:p>
          </table:table-cell>
          <table:table-cell table:style-name="ce11" office:value-type="string" calcext:value-type="string">
            <text:p>SAU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chefia imediata do(a) usuário(a) solic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4"/>
          <table:table-cell table:style-name="ce2" office:value-type="string" calcext:value-type="string">
            <text:p>Exclusão de conta para acesso ao domínio institucional</text:p>
          </table:table-cell>
          <table:table-cell table:style-name="ce7" office:value-type="string" calcext:value-type="string">
            <text:p>?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ACESSO AO DOMÍNIO INSTITUCIONAL</text:p>
          </table:table-cell>
          <table:table-cell table:style-name="ce8"/>
          <table:table-cell table:style-name="ce14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chefia imediata do(a) usuário(a) solic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Redefinição da senha de conta para acesso ao domínio institucional (Perfis TAE, Professor ou Terceirizado)</text:p>
          </table:table-cell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ACESSO AO DOMÍNIO INSTITUCIONAL</text:p>
          </table:table-cell>
          <table:table-cell table:style-name="ce8"/>
          <table:table-cell table:style-name="ce14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próprio(a) usuário(a) d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a senha de conta para acesso ao domínio institucional (Perfil Bolsista)</text:p>
          </table:table-cell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ACESSO AO DOMÍNIO INSTITUCIONAL</text:p>
          </table:table-cell>
          <table:table-cell table:style-name="ce11" office:value-type="string" calcext:value-type="string">
            <text:p>SAU</text:p>
          </table:table-cell>
          <table:table-cell table:style-name="ce14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chefia imediata do(a) usuário(a) solic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banco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8" office:value-type="string" calcext:value-type="string">
            <text:p>Técnico</text:p>
          </table:table-cell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informação na base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8" office:value-type="string" calcext:value-type="string">
            <text:p>Técnico</text:p>
          </table:table-cell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equipe técnica da DSI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banco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8" office:value-type="string" calcext:value-type="string">
            <text:p>Técnico</text:p>
          </table:table-cell>
          <table:table-cell table:style-name="ce8" office:value-type="string" calcext:value-type="string">
            <text:p>até 30 dias</text:p>
          </table:table-cell>
          <table:table-cell table:style-name="ce15" office:value-type="string" calcext:value-type="string">
            <text:p>equipe técnica da DSI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script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8" office:value-type="string" calcext:value-type="string">
            <text:p>Técnico</text:p>
          </table:table-cell>
          <table:table-cell table:style-name="ce8" office:value-type="string" calcext:value-type="string">
            <text:p>até 30 dias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coleta do cens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8" office:value-type="string" calcext:value-type="string">
            <text:p>Comum</text:p>
          </table:table-cell>
          <table:table-cell table:style-name="ce8" office:value-type="string" calcext:value-type="string">
            <text:p>até 90 dias</text:p>
          </table:table-cell>
          <table:table-cell table:style-name="ce15" office:value-type="string" calcext:value-type="string">
            <text:p>DRII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ecução de script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8" office:value-type="string" calcext:value-type="string">
            <text:p>Técnico</text:p>
          </table:table-cell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erção de novo campo na base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style-name="ce2" office:value-type="string" calcext:value-type="string">
            <text:p>Manutenção de banco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alização de backup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alização de restauração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alização de consulta para geração de relatóri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BANCO DE DADOS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5 dias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2" office:value-type="string" calcext:value-type="string">
            <text:p>Elaboração de projeto de Contratação de Bem do PD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CONTRATAÇÃO DE SOLUÇÃO DE TI</text:p>
          </table:table-cell>
          <table:table-cell table:style-name="ce10"/>
          <table:table-cell table:style-name="ce8" office:value-type="string" calcext:value-type="string">
            <text:p>PDTI vigente</text:p>
          </table:table-cell>
          <table:table-cell table:style-name="ce8" office:value-type="string" calcext:value-type="string">
            <text:p>Administrador</text:p>
          </table:table-cell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diretoria da DTI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Elaboração de projeto de Contratação de Serviço do PD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CONTRATAÇÃO DE SOLUÇÃO DE TI</text:p>
          </table:table-cell>
          <table:table-cell table:style-name="ce8"/>
          <table:table-cell table:style-name="ce8" office:value-type="string" calcext:value-type="string">
            <text:p>PDTI vigente</text:p>
          </table:table-cell>
          <table:table-cell table:style-name="ce8" office:value-type="string" calcext:value-type="string">
            <text:p>Administrador</text:p>
          </table:table-cell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diretoria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de usuário(a) para uso de e-mail institucional (Perfil Terceirizado)</text:p>
          </table:table-cell>
          <table:table-cell table:style-name="ce7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0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onsável pela conta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para uso de e-mail institucional (Perfis Setor Administrativo, Projeto de Pesquisa ou Comissão)</text:p>
          </table:table-cell>
          <table:table-cell table:style-name="ce7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onsável pel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cadastral de conta para uso de e-mail institucional (Perfis TAE ou Professor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onsável pel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adastro de conta para uso de e-mail institucional (Perfil Terceirizado)</text:p>
          </table:table-cell>
          <table:table-cell table:style-name="ce2"/>
          <table:table-cell table:style-name="ce8" table:formula="of:=(60*24)" office:value-type="float" office:value="1440" calcext:value-type="float">
            <text:p>1440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resp. pela gerência do(a) funcionário(a) terceirizado(a) (Preposto)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adastro de conta para uso de e-mail institucional (Perfis Setor Administrativo, Projeto de Pesquisa ou Comissão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resp. pelo Setor administrativo, Projeto de pesquisa ou Comissã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adastro de conta para uso de e-mail institucional (Perfis TAE ou Professor)</text:p>
          </table:table-cell>
          <table:table-cell table:style-name="ce2" office:value-type="string" calcext:value-type="string">
            <text:p>?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8"/>
          <table:table-cell table:style-name="ce13" office:value-type="string" calcext:value-type="string">
            <text:p>formulário eletrônico de requisição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com vínculo institucional ativ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lista de e-mails institucionai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8"/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resp. pelo setor administrativo ou comissã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clusão de e-mail de lista de e-mails institucionai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onsável pel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erção de e-mail em lista de e-mails institucionai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resp. pela lista de e-mails do setor administrativo ou comissão específic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Liberação para envio de e-mail institucional em massa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2h</text:p>
          </table:table-cell>
          <table:table-cell table:style-name="ce16" office:value-type="string" calcext:value-type="string">
            <text:p>gestores e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spensão de conta para uso de e-mail institucional (Perfis TAE ou Professor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resp. pelo setor de Gestão de Pessoas – SGP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spensão de conta para uso de e-mail institucional (Perfis Setor Administrativo, Projeto de Pesquisa ou Comissão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onsável pel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spensão de conta para uso de e-mail institucional (Perfil Terceirizado)</text:p>
          </table:table-cell>
          <table:table-cell table:style-name="ce2" office:value-type="string" calcext:value-type="string">
            <text:p>Cancelar e-mail de terceirizado;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abertura de ocorrência 3S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resp. pela gerência do(a) funcionário(a) terceirizado(a) (Preposto)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e senha de conta para uso de e-mail institucional (Perfis TAE ou Professor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formulário eletrônico p/ recuperação de senha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. pel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e senha de conta para uso de e-mail institucional (Perfis Setor Administrativo, Projeto de Pesquisa ou Comissão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formulário eletrônico p/ recuperação de senha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. pel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definição de senha de conta de usuário(a) para uso de e-mail institucional (Perfil Terceirizado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-MAIL INSTITUCIONAL</text:p>
          </table:table-cell>
          <table:table-cell table:style-name="ce11" office:value-type="string" calcext:value-type="string">
            <text:p>?</text:p>
          </table:table-cell>
          <table:table-cell table:style-name="ce13" office:value-type="string" calcext:value-type="string">
            <text:p>formulário eletrônico p/ recuperação de senha</text:p>
          </table:table-cell>
          <table:table-cell table:style-name="ce13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resp. pela cont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laudo técnico de equipamento computacion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2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laudo técnico de periférico computacional</text:p>
          </table:table-cell>
          <table:table-cell table:style-name="ce2" office:value-type="string" calcext:value-type="string">
            <text:p>Laudo técnico de monitor, mouse, impressora ou teclado; 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Falha de funcionamento de equipamento computacional</text:p>
          </table:table-cell>
          <table:table-cell table:style-name="ce2" office:value-type="string" calcext:value-type="string">
            <text:p>Computador apitando;</text:p>
          </table:table-cell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Falha de funcionamento de periférico computacional</text:p>
          </table:table-cell>
          <table:table-cell table:style-name="ce2" office:value-type="string" calcext:value-type="string">
            <text:p>Impressora com problema; Impressora não liga; </text:p>
          </table:table-cell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computacional</text:p>
          </table:table-cell>
          <table:table-cell table:style-name="ce2" office:value-type="string" calcext:value-type="string">
            <text:p>Instalar computador; 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periférico computacional</text:p>
          </table:table-cell>
          <table:table-cell table:style-name="ce2" office:value-type="string" calcext:value-type="string">
            <text:p>Instalar teclado; Instalação de mouse;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computacional remanejado</text:p>
          </table:table-cell>
          <table:table-cell table:style-name="ce2" office:value-type="string" calcext:value-type="string">
            <text:p>Montar, instalar e ligar o computador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equipamento computacion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EQUIPAMENTO E PERIFÉRICO COMPUTACIONAIS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usuário(a) cadastrado(a) no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companhamento do PD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2"/>
          <table:table-cell table:style-name="ce8" office:value-type="string" calcext:value-type="string">
            <text:p>PDTI vigente</text:p>
          </table:table-cell>
          <table:table-cell table:style-name="ce8"/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comitê de TI e diretoria da DTI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poio no desenvolvimento do referencial estratégico da DTI</text:p>
          </table:table-cell>
          <table:table-cell table:style-name="ce2"/>
          <table:table-cell table:style-name="ce8"/>
          <table:table-cell table:style-name="ce8" office:value-type="string" calcext:value-type="string">
            <text:p>tarefa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5 dias</text:p>
          </table:table-cell>
          <table:table-cell table:style-name="ce15" office:value-type="string" calcext:value-type="string">
            <text:p>diretoria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tendimento de atividade de Governança interna ou externa à DTI</text:p>
          </table:table-cell>
          <table:table-cell table:style-name="ce2"/>
          <table:table-cell table:style-name="ce8"/>
          <table:table-cell table:style-name="ce8" office:value-type="string" calcext:value-type="string">
            <text:p>tarefa/ projeto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5 dias /de 30 a 180 dias</text:p>
          </table:table-cell>
          <table:table-cell table:style-name="ce15" office:value-type="string" calcext:value-type="string">
            <text:p>gestores e diretoria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lanejamento Estratégico de Tecnologia da Informação - PE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portaria</text:p>
          </table:table-cell>
          <table:table-cell table:style-name="ce8"/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comitê de TI e Reitori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lano Diretor de Tecnologia da Informação - PD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portaria</text:p>
          </table:table-cell>
          <table:table-cell table:style-name="ce8"/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comitê de TI e Reitori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laboração de proposta de minuta de documento, padrão ou norma de 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comitê de TI, diretoria da DTI e Reitoria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Governança do PD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PDTI vigente</text:p>
          </table:table-cell>
          <table:table-cell table:style-name="ce8"/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diretoria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peamento de processo da DTI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de 30 a 180 dias</text:p>
          </table:table-cell>
          <table:table-cell table:style-name="ce15" office:value-type="string" calcext:value-type="string">
            <text:p>diretoria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elhoria de serviços de TI</text:p>
          </table:table-cell>
          <table:table-cell table:style-name="ce2"/>
          <table:table-cell table:style-name="ce8"/>
          <table:table-cell table:style-name="ce8" office:value-type="string" calcext:value-type="string">
            <text:p>tarefa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gestores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elhoria de processos de TI</text:p>
          </table:table-cell>
          <table:table-cell table:style-name="ce2"/>
          <table:table-cell table:style-name="ce8"/>
          <table:table-cell table:style-name="ce8" office:value-type="string" calcext:value-type="string">
            <text:p>tarefa</text:p>
          </table:table-cell>
          <table:table-cell table:style-name="ce10" office:value-type="string" calcext:value-type="string">
            <text:p>SUPORTE À GOVERNANÇA DE TI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gestores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nfiguração de equipamento multifuncional de impress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MPRESSÃO CORPORATIVA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1" draw:text-style-name="P2" svg:width="411.14pt" svg:height="50.49pt" svg:x="255.74pt" svg:y="925.4pt" draw:caption-point-x="-11.54pt" draw:caption-point-y="-19.13pt">
              <dc:date>2020-11-09T00:00:00</dc:date>
              <text:p text:style-name="P1">Acredito que essa atividade é DESnecessária, pois não realizamos o serviço de DESinstalação. Caso o usuário queira devolver o equipamento, ele solicita a devolução que, por sua vez, não é atendida pela DTI e sim pela Gestão de contrato.</text:p>
              <text:p text:style-name="P1"><text:tab/>-José Eduardo Silva Lima</text:p>
            </office:annotation>
            <text:p>Desinstalação de serviço de impressão e de digitalizaç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MPRESSÃO CORPORATIVA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multifuncional de impressão</text:p>
          </table:table-cell>
          <table:table-cell table:style-name="ce2" office:value-type="string" calcext:value-type="string">
            <text:p>Montar, instalar e ligar a impressora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MPRESSÃO CORPORATIVA</text:p>
          </table:table-cell>
          <table:table-cell table:style-name="ce11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responsável pelo setor administrativ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6" office:value-type="string" calcext:value-type="string">
            <office:annotation draw:style-name="gr1" draw:text-style-name="P2" svg:width="411.14pt" svg:height="42.75pt" svg:x="255.74pt" svg:y="960.75pt" draw:caption-point-x="-11.54pt" draw:caption-point-y="-22.99pt">
              <dc:date>2020-11-09T00:00:00</dc:date>
              <text:p text:style-name="P1">Acredito que esse também não seja feito pela DTI, assim como citado acima pelo +edulima@unilab.edu.br</text:p>
              <text:p text:style-name="P1"><text:tab/>-José Abel Mendonça Paixão</text:p>
            </office:annotation>
            <text:p>Instalação de serviço de impressão e de digitalizaç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MPRESSÃO CORPORATIVA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Verificação de falha em equipamento multifuncional de impressão</text:p>
          </table:table-cell>
          <table:table-cell table:style-name="ce2" office:value-type="string" calcext:value-type="string">
            <text:p>Impressora parou de funcionar, travou ou não imprime</text:p>
          </table:table-cell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MPRESSÃO CORPORATIVA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6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recurso de servidor virtu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10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rmazenamento de dados em equipamento servidor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nfiguração de equipamento servidor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gestor(a)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em equipamento servidor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gestor(a)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instalação de equipamento servidor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gestor(a)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isponibilização de servidor virtu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Hospedagem de site em servidor virtu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mplantação de aplicação em servidor virtu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equipes técnicas da DSI/DTI e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servidor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gestor(a)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sistema de rede estabilizada UPS Nobreak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gestor(a)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corretiva em sistema de rede estabilizada UPS Nobreaks</text:p>
          </table:table-cell>
          <table:table-cell table:style-name="ce5" office:value-type="string" calcext:value-type="string">
            <text:p>Esse serviço não faz parte do nosso catálogo de serviços</text:p>
          </table:table-cell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FRAESTRUTURA DE DATA CENTER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8h</text:p>
          </table:table-cell>
          <table:table-cell table:style-name="ce15" office:value-type="string" calcext:value-type="string">
            <text:p>gestor(a)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tivação lógica de dispositivo pass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10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tualização de firmware de equipamento at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nfiguração de equipamento at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erviço DHCP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erviço DN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erviço SMTP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no sistema de monitorament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ativação lógica de dispositivo pass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instalação de equipamento at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serviço DHCP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serviço DN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o sistema de monitoramento de ativos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equipamento at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corretiva em dispositivo pass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corretiva em equipamento at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dispositivo pass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em equipamento at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FRAESTRUTURA DE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Bloqueio de acesso à sit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gestores e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mpartilhamento de recurso em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acesso à site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autenticação à rede virtual privada VPN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conectividade de equipamento computacional à Internet (rede cabeada)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conectividade de equipamento computacional à Internet (rede sem fio)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conectividade em recurso compartilhado em rede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isponibilização de endereço IP fix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gestores e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clusão de recurso compartilhado em red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office:annotation draw:style-name="gr1" draw:text-style-name="P2" svg:width="411.14pt" svg:height="42.75pt" svg:x="255.74pt" svg:y="1574.99pt" draw:caption-point-x="-11.54pt" draw:caption-point-y="-22.96pt">
              <dc:date>2020-11-09T00:00:00</dc:date>
              <text:p text:style-name="P1">Interessante rever com o setor a que se refere essa liberação, já que não bloqueamos nenhum site</text:p>
              <text:p text:style-name="P1"><text:tab/>-José Eduardo Silva Lima</text:p>
            </office:annotation>
            <text:p>Liberação de acesso à sit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gestores e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Liberação de porta ou endereço IP para acesso externo à rede institucion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Verificação de conectividade de equipamento computacional à Internet (rede cabeada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Verificação de conectividade de equipamento computacional à Internet (rede sem fio)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INTERNET E COMPARTILHAMENTO EM REDE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1" draw:text-style-name="P2" svg:width="411.14pt" svg:height="42.75pt" svg:x="255.74pt" svg:y="1638pt" draw:caption-point-x="-11.54pt" draw:caption-point-y="-22.99pt">
              <dc:date>2020-11-09T00:00:00</dc:date>
              <text:p text:style-name="P1">Quais sistemas?</text:p>
              <text:p text:style-name="P1"><text:tab/>-José Eduardo Silva Lima</text:p>
            </office:annotation>
            <text:p>Inclusão de permissão a administrador de permissões em Sistemas de Apoi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10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chefia do setor responsável pelo sistema a ser incluída a permissão de acesso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permissão a administrador de permissões em Sistemas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chefia do setor responsável pelo sistema a ser incluída a permissão de acess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1" draw:text-style-name="P2" svg:width="411.14pt" svg:height="42.75pt" svg:x="255.74pt" svg:y="1669.49pt" draw:caption-point-x="-11.54pt" draw:caption-point-y="-22.96pt">
              <dc:date>2020-11-09T00:00:00</dc:date>
              <text:p text:style-name="P1">Quais sistemas?</text:p>
              <text:p text:style-name="P1"><text:tab/>-José Eduardo Silva Lima</text:p>
            </office:annotation>
            <text:p>Remoção de permissão a administrador de permissões em Sistemas de Apoi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chefia do setor responsável pelo sistema a ser removida a permissão de acess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permissão a administrador de permissões em Sistemas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chefia do setor responsável pelo sistema a ser removida a permissão de acess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em AD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em Firewall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orreção de falha de segurança em ativo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isponibilização de relatório de logs do Firewal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gestores e 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1" draw:text-style-name="P2" svg:width="411.14pt" svg:height="42.75pt" svg:x="255.74pt" svg:y="1764pt" draw:caption-point-x="-11.54pt" draw:caption-point-y="-22.99pt">
              <dc:date>2020-11-09T00:00:00</dc:date>
              <text:p text:style-name="P1">Esse serviço se encaixa no serviço de manutenção.</text:p>
              <text:p text:style-name="P1"><text:tab/>-José Eduardo Silva Lima</text:p>
            </office:annotation>
            <text:p>Execução de antivírus em equipamento computacion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Execução de antivírus em equipamento servidor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31" calcext:value-type="float">
            <text:p>431</text:p>
          </table:table-cell>
          <table:table-cell table:style-name="ce2" office:value-type="string" calcext:value-type="string">
            <text:p>Gerenciamento de AD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Certificado Digita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gestores e equipe técnica da 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Gerenciamento de Firewal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erção de captura centralizada de logs do Firewall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À PERMISSÃO DE ACESSO EM SISTEMAS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gestores e equipe técnica da DISIR/DTI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template de layout para Site e Portal web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TE E PORTAL WEB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mediante análise técnica da demanda</text:p>
          </table:table-cell>
          <table:table-cell table:style-name="ce15" office:value-type="string" calcext:value-type="string">
            <text:p>responsável pelo site ou portal web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Criação de template de layout para Site e Portal web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TE E PORTAL WEB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mediante análise técnica da demanda</text:p>
          </table:table-cell>
          <table:table-cell table:style-name="ce15" office:value-type="string" calcext:value-type="string">
            <text:p>responsável pelo site ou portal web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37" calcext:value-type="float">
            <text:p>437</text:p>
          </table:table-cell>
          <table:table-cell table:style-name="ce2" office:value-type="string" calcext:value-type="string">
            <text:p>Disponibilização de portal web Wordpress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TE E PORTAL WEB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Mediante análise técnica da demanda</text:p>
          </table:table-cell>
          <table:table-cell table:style-name="ce15" office:value-type="string" calcext:value-type="string">
            <text:p>ASSECOM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2" draw:text-style-name="P2" svg:width="411.14pt" svg:height="89.97pt" svg:x="255.74pt" svg:y="1905.76pt" draw:caption-point-x="-11.54pt" draw:caption-point-y="-22.99pt">
              <dc:date>2020-11-09T00:00:00</dc:date>
              <text:p text:style-name="P1">Confunde com o serviço de "Desinstalação de Software"</text:p>
              <text:p text:style-name="P1"><text:tab/>-José Eduardo Silva Lima</text:p>
              <text:p text:style-name="P1">----</text:p>
              <text:p text:style-name="P1">Confunde com o serviço de "Desinstalação de Software"</text:p>
              <text:p text:style-name="P1"><text:tab/>-José Eduardo Silva Lima</text:p>
            </office:annotation>
            <text:p>Desinstalação de recurso integrado de softwar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10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instalação de software</text:p>
          </table:table-cell>
          <table:table-cell table:style-name="ce2" office:value-type="string" calcext:value-type="string">
            <text:p>Desinstalar programa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1" draw:text-style-name="P2" svg:width="411.14pt" svg:height="42.75pt" svg:x="255.74pt" svg:y="1937.25pt" draw:caption-point-x="-11.54pt" draw:caption-point-y="-22.99pt">
              <dc:date>2020-11-09T00:00:00</dc:date>
              <text:p text:style-name="P1">Confunde com o serviço de "Falha de funcionamento de Software"</text:p>
              <text:p text:style-name="P1"><text:tab/>-José Eduardo Silva Lima</text:p>
            </office:annotation>
            <text:p>Falha de funcionamento de recurso integrado de software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Falha de funcionamento de software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1" draw:text-style-name="P2" svg:width="411.14pt" svg:height="42.75pt" svg:x="255.74pt" svg:y="1968.75pt" draw:caption-point-x="-11.54pt" draw:caption-point-y="-22.99pt">
              <dc:date>2020-11-09T00:00:00</dc:date>
              <text:p text:style-name="P1">Se confunde com o serviço de "Instalação de software"</text:p>
              <text:p text:style-name="P1"><text:tab/>-José Eduardo Silva Lima</text:p>
            </office:annotation>
            <text:p>Instalação de recurso integrado de software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stalação de software</text:p>
          </table:table-cell>
          <table:table-cell table:style-name="ce2" office:value-type="string" calcext:value-type="string">
            <text:p>instalar programa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Manutenção preventiva de sistema operacional</text:p>
          </table:table-cell>
          <table:table-cell table:style-name="ce2" office:value-type="string" calcext:value-type="string">
            <text:p>Manutenção preventiva de sistema operacional Windows</text:p>
          </table:table-cell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Suporte à configuração e conectividade para videoconferência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01h de antecedência do evento</text:p>
          </table:table-cell>
          <table:table-cell table:style-name="ce15" office:value-type="string" calcext:value-type="string">
            <text:p>responsável pelo agendamento do event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3" draw:text-style-name="P2" svg:width="411.14pt" svg:height="42.72pt" svg:x="255.74pt" svg:y="2031.76pt" draw:caption-point-x="-11.54pt" draw:caption-point-y="-22.99pt">
              <dc:date>2020-11-09T00:00:00</dc:date>
              <text:p text:style-name="P1">Serviço não (MAIS) realizado pela DTI</text:p>
              <text:p text:style-name="P1"><text:tab/>-José Eduardo Silva Lima</text:p>
            </office:annotation>
            <text:p>Suporte à configuração e conectividade para webconferência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OFTWARE E RECURSO INTEGRAD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01h de antecedência do evento</text:p>
          </table:table-cell>
          <table:table-cell table:style-name="ce15" office:value-type="string" calcext:value-type="string">
            <text:p>responsável pelo agendamento do event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5" office:value-type="string" calcext:value-type="string">
            <office:annotation draw:style-name="gr1" draw:text-style-name="P2" svg:width="411.14pt" svg:height="42.75pt" svg:x="255.74pt" svg:y="2047.49pt" draw:caption-point-x="-11.54pt" draw:caption-point-y="-22.96pt">
              <dc:date>2020-11-09T00:00:00</dc:date>
              <text:p text:style-name="P1">Serviço realizado pela comissão do SEI</text:p>
              <text:p text:style-name="P1"><text:tab/>-José Eduardo Silva Lima</text:p>
            </office:annotation>
            <text:p>Atribuição de permissão a administrador de permissões no sistema SEI</text:p>
          </table:table-cell>
          <table:table-cell table:style-name="ce2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O SISTEMA ELETRÔNICO DE INFORMAÇÕES (SEI)</text:p>
          </table:table-cell>
          <table:table-cell table:style-name="ce10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4h</text:p>
          </table:table-cell>
          <table:table-cell table:style-name="ce15" office:value-type="string" calcext:value-type="string">
            <text:p>responsável pelo sistema SEI institucional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office:annotation draw:style-name="gr1" draw:text-style-name="P2" svg:width="411.14pt" svg:height="42.75pt" svg:x="255.74pt" svg:y="2063.25pt" draw:caption-point-x="-11.54pt" draw:caption-point-y="-22.99pt">
              <dc:date>2020-11-09T00:00:00</dc:date>
              <text:p text:style-name="P1">Verificar se essa atividade é da comissão do SEI</text:p>
              <text:p text:style-name="P1"><text:tab/>-José Eduardo Silva Lima</text:p>
            </office:annotation>
            <text:p>Criação de perfil no sistema SEI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O SISTEMA ELETRÔNICO DE INFORMAÇÕES (SEI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24h</text:p>
          </table:table-cell>
          <table:table-cell table:style-name="ce15" office:value-type="string" calcext:value-type="string">
            <text:p>responsável pelo sistema SEI institucional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tegração entre o Sistema Pergamum e 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AO SISTEMA PERGAMUM</text:p>
          </table:table-cell>
          <table:table-cell table:style-name="ce10"/>
          <table:table-cell table:style-name="ce8" office:value-type="string" calcext:value-type="string">
            <text:p>PDTI vigente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responsável pelo sistema Pergamum institucional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união sobre Infraestrutura, Segurança da Informação ou Redes</text:p>
          </table:table-cell>
          <table:table-cell table:style-name="ce2"/>
          <table:table-cell table:style-name="ce8"/>
          <table:table-cell table:style-name="ce8" office:value-type="string" calcext:value-type="string">
            <text:p>reunião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10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 dias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8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união sobre Planejamento e Governança de TI</text:p>
          </table:table-cell>
          <table:table-cell table:style-name="ce2"/>
          <table:table-cell table:style-name="ce8"/>
          <table:table-cell table:style-name="ce8" office:value-type="string" calcext:value-type="string">
            <text:p>reunião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 dias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união sobre Sistemas da Informação</text:p>
          </table:table-cell>
          <table:table-cell table:style-name="ce2"/>
          <table:table-cell table:style-name="ce8"/>
          <table:table-cell table:style-name="ce8" office:value-type="string" calcext:value-type="string">
            <text:p>reunião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 dias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Acesso ao Domínio Institucional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Banco de Dados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Contratação de Solução de TI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E-mail Institucional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Equipamentos e Periféricos Computacionais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Governança de TI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mpressão Corporativa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nfraestrutura de Data Center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nfraestrutura de Rede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Internet e Compartilhamento em Rede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Permissão de Acesso em Sistemas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Segurança da Informação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ite e Portal web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oftwares e Recursos Integrados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11" office:value-type="string" calcext:value-type="string">
            <text:p>SAU</text:p>
          </table:table-cell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à Teleconferência Digital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o Sistema Eletrônico de Informações (SEI)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ira-dúvidas sobre suporte a Sistema de Informações Gerenciais (SIG)</text:p>
          </table:table-cell>
          <table:table-cell table:style-name="ce2"/>
          <table:table-cell table:style-name="ce8"/>
          <table:table-cell table:style-name="ce8" office:value-type="string" calcext:value-type="string">
            <text:p>dúvida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2h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Treinamento de usuário(a) a sistema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O USUÁRIO(A) DE TI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de 05 a 08 dias</text:p>
          </table:table-cell>
          <table:table-cell table:style-name="ce15" office:value-type="string" calcext:value-type="string">
            <text:p>responsável pelo sistema institucional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campo em formulário de cadastro de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responsável pelo formulá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funcionalidades de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Alteração de relatório de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5 dias</text:p>
          </table:table-cell>
          <table:table-cell table:style-name="ce15" office:value-type="string" calcext:value-type="string">
            <text:p>responsável pelo relató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76" calcext:value-type="float">
            <text:p>476</text:p>
          </table:table-cell>
          <table:table-cell table:style-name="ce2" office:value-type="string" calcext:value-type="string">
            <text:p>Correção de falha de serviço de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de 05 a 10 dias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envolvimento de sistemas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PDTI vigente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mplantação de módulos em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PDTI vigente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campo em formulário de cadastro de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responsável pelo formulá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Inclusão de funcionalidades em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campo em formulário de cadastro de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responsável pelo formulá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Remoção de funcionalidades de sistema de apoio à gestão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APOIO À GESTÃO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mediante análise técnica da demanda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84" calcext:value-type="float">
            <text:p>484</text:p>
          </table:table-cell>
          <table:table-cell table:style-name="ce2" office:value-type="string" calcext:value-type="string">
            <text:p>Alteração de campo em formulário de cadastro d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responsável pelo formulá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2" office:value-type="string" calcext:value-type="string">
            <text:p>Alteração de funcionalidade d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2" office:value-type="string" calcext:value-type="string">
            <text:p>Alteração de relatório d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5 dias</text:p>
          </table:table-cell>
          <table:table-cell table:style-name="ce15" office:value-type="string" calcext:value-type="string">
            <text:p>responsável pelo relató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89" calcext:value-type="float">
            <text:p>489</text:p>
          </table:table-cell>
          <table:table-cell table:style-name="ce2" office:value-type="string" calcext:value-type="string">
            <text:p>Correção de erro em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incidente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de 05 a 10 dias</text:p>
          </table:table-cell>
          <table:table-cell table:style-name="ce15" office:value-type="string" calcext:value-type="string">
            <text:p>usuário(a) cadastrado(a) no sistema 3S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2" office:value-type="string" calcext:value-type="string">
            <text:p>Desenvolvimento de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PDTI vigente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Implantação de módulo n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projet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PDTI vigente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92" calcext:value-type="float">
            <text:p>492</text:p>
          </table:table-cell>
          <table:table-cell table:style-name="ce2" office:value-type="string" calcext:value-type="string">
            <text:p>Inclusão de campo em formulário de cadastro d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responsável pelo formulá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2" office:value-type="string" calcext:value-type="string">
            <text:p>Inclusão de funcionalidade n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conforme previsto no PDTI vigente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94" calcext:value-type="float">
            <text:p>494</text:p>
          </table:table-cell>
          <table:table-cell table:style-name="ce2" office:value-type="string" calcext:value-type="string">
            <text:p>Remoção de campo em formulário de cadastro d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até 03 dias</text:p>
          </table:table-cell>
          <table:table-cell table:style-name="ce15" office:value-type="string" calcext:value-type="string">
            <text:p>responsável pelo formulário requisitado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2" office:value-type="string" calcext:value-type="string">
            <text:p>Remoção de funcionalidade do sistema SIG</text:p>
          </table:table-cell>
          <table:table-cell table:style-name="ce2"/>
          <table:table-cell table:style-name="ce8"/>
          <table:table-cell table:style-name="ce8" office:value-type="string" calcext:value-type="string">
            <text:p>serviço</text:p>
          </table:table-cell>
          <table:table-cell table:style-name="ce10" office:value-type="string" calcext:value-type="string">
            <text:p>SUPORTE A SISTEMA DE INFORMAÇÕES GERENCIAIS (SIG)</text:p>
          </table:table-cell>
          <table:table-cell table:style-name="ce8"/>
          <table:table-cell table:style-name="ce8" office:value-type="string" calcext:value-type="string">
            <text:p>abertura de ocorrência 3S</text:p>
          </table:table-cell>
          <table:table-cell table:style-name="ce8"/>
          <table:table-cell table:style-name="ce8" office:value-type="string" calcext:value-type="string">
            <text:p>mediante análise técnica da demanda</text:p>
          </table:table-cell>
          <table:table-cell table:style-name="ce15" office:value-type="string" calcext:value-type="string">
            <text:p>gestor(a)responsável pelo setor requisitante</text:p>
          </table:table-cell>
          <table:table-cell table:style-name="ce17" table:number-columns-repeated="4"/>
          <table:table-cell table:number-columns-repeated="1009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2" office:value-type="string" calcext:value-type="string">
            <text:p>Execução de projeto de Governança de TIC</text:p>
          </table:table-cell>
          <table:table-cell table:style-name="ce2" office:value-type="string" calcext:value-type="string">
            <text:p>Serviço utilizado para realizar a execução de projeto de Governança de TIC previsto no PDTI vigente; Projeto de governança</text:p>
          </table:table-cell>
          <table:table-cell table:style-name="ce2"/>
          <table:table-cell table:style-name="ce9" office:value-type="string" calcext:value-type="string">
            <text:p>projeto</text:p>
          </table:table-cell>
          <table:table-cell table:style-name="ce2" office:value-type="string" calcext:value-type="string">
            <text:p>Serviços - Governança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/>
          <table:table-cell table:style-name="ce2" office:value-type="string" calcext:value-type="string">
            <text:p>de 30 a 180 dias</text:p>
          </table:table-cell>
          <table:table-cell table:style-name="ce15" office:value-type="string" calcext:value-type="string">
            <text:p>Gerente da DPG</text:p>
          </table:table-cell>
          <table:table-cell table:style-name="ce19" table:number-columns-repeated="5"/>
          <table:table-cell table:number-columns-repeated="1008"/>
        </table:table-row>
        <table:table-row table:style-name="ro2">
          <table:table-cell table:style-name="ce4" office:value-type="float" office:value="308" calcext:value-type="float">
            <text:p>308</text:p>
          </table:table-cell>
          <table:table-cell table:style-name="ce2" office:value-type="string" calcext:value-type="string">
            <text:p>Execução de tarefa de Governança de TIC</text:p>
          </table:table-cell>
          <table:table-cell table:style-name="ce2" office:value-type="string" calcext:value-type="string">
            <text:p>Serviço utilizado para realizar a execução de tarefa de Governança de TIC; Tarefa de Governança</text:p>
          </table:table-cell>
          <table:table-cell table:style-name="ce2"/>
          <table:table-cell table:style-name="ce9" office:value-type="string" calcext:value-type="string">
            <text:p>tarefa</text:p>
          </table:table-cell>
          <table:table-cell table:style-name="ce2" office:value-type="string" calcext:value-type="string">
            <text:p>Serviços - Governança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/>
          <table:table-cell table:style-name="ce2" office:value-type="string" calcext:value-type="string">
            <text:p>até 05 dias úteis</text:p>
          </table:table-cell>
          <table:table-cell table:style-name="ce15" office:value-type="string" calcext:value-type="string">
            <text:p>Diretor(a) da DTI e 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Contratação de Solução de TIC</text:p>
          </table:table-cell>
          <table:table-cell table:style-name="ce2" office:value-type="string" calcext:value-type="string">
            <text:p>Serviço utilizado para realizar a execução de projeto de Contratação de Solução de TIC previsto no PDTI vigente; Projeto de contratação</text:p>
          </table:table-cell>
          <table:table-cell table:style-name="ce2"/>
          <table:table-cell table:style-name="ce9" office:value-type="string" calcext:value-type="string">
            <text:p>projeto</text:p>
          </table:table-cell>
          <table:table-cell table:style-name="ce2" office:value-type="string" calcext:value-type="string">
            <text:p>Serviços – Contratação de Solução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/>
          <table:table-cell table:style-name="ce2" office:value-type="string" calcext:value-type="string">
            <text:p>de 30 a 180 dias</text:p>
          </table:table-cell>
          <table:table-cell table:style-name="ce15" office:value-type="string" calcext:value-type="string">
            <text:p>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Contratação de Solução de TIC</text:p>
          </table:table-cell>
          <table:table-cell table:style-name="ce2" office:value-type="string" calcext:value-type="string">
            <text:p>Serviço utilizado para realizar a execução de tarefa de Contratação de Solução de TIC; Tarefa de contratação</text:p>
          </table:table-cell>
          <table:table-cell table:style-name="ce2"/>
          <table:table-cell table:style-name="ce9" office:value-type="string" calcext:value-type="string">
            <text:p>tarefa</text:p>
          </table:table-cell>
          <table:table-cell table:style-name="ce2" office:value-type="string" calcext:value-type="string">
            <text:p>Serviços – Contratação de Solução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/>
          <table:table-cell table:style-name="ce2" office:value-type="string" calcext:value-type="string">
            <text:p>até 05 dias úteis</text:p>
          </table:table-cell>
          <table:table-cell table:style-name="ce15" office:value-type="string" calcext:value-type="string">
            <text:p>Diretor(a) da DTI e 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Planejamento Interno</text:p>
          </table:table-cell>
          <table:table-cell table:style-name="ce2" office:value-type="string" calcext:value-type="string">
            <text:p>Serviço utilizado para realizar a execução de projeto de Planejamento Interno; Projeto de Planejamento Interno; Projeto Interno</text:p>
          </table:table-cell>
          <table:table-cell table:style-name="ce2"/>
          <table:table-cell table:style-name="ce9" office:value-type="string" calcext:value-type="string">
            <text:p>projeto</text:p>
          </table:table-cell>
          <table:table-cell table:style-name="ce2" office:value-type="string" calcext:value-type="string">
            <text:p>Serviços – Planejamento Interno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/>
          <table:table-cell table:style-name="ce2" office:value-type="string" calcext:value-type="string">
            <text:p>de 30 a 180 dias</text:p>
          </table:table-cell>
          <table:table-cell table:style-name="ce15" office:value-type="string" calcext:value-type="string">
            <text:p>Diretor(a) da DTI e 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Planejamento Interno</text:p>
          </table:table-cell>
          <table:table-cell table:style-name="ce2" office:value-type="string" calcext:value-type="string">
            <text:p>Serviço utilizado para realizar a execução de tarefa de Planejamento Interno; Tarefa interna; Tarefa de planejamento; Tarefa de Planejamento Interno</text:p>
          </table:table-cell>
          <table:table-cell table:style-name="ce2"/>
          <table:table-cell table:style-name="ce9" office:value-type="string" calcext:value-type="string">
            <text:p>tarefa</text:p>
          </table:table-cell>
          <table:table-cell table:style-name="ce2" office:value-type="string" calcext:value-type="string">
            <text:p>Serviços – Planejamento Interno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 office:value-type="string" calcext:value-type="string">
            <text:p>Tecnico; Administrador</text:p>
          </table:table-cell>
          <table:table-cell table:style-name="ce2" office:value-type="string" calcext:value-type="string">
            <text:p>até 05 dias úteis</text:p>
          </table:table-cell>
          <table:table-cell table:style-name="ce15" office:value-type="string" calcext:value-type="string">
            <text:p>Diretor(a) da DTI e 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Norma e Padrão de TIC</text:p>
          </table:table-cell>
          <table:table-cell table:style-name="ce2" office:value-type="string" calcext:value-type="string">
            <text:p>Serviço utilizado para realizar a execução de projeto de Norma e Padrão de TIC previsto no PDTI vigente; Políticas de TI; Regimento Interno; </text:p>
          </table:table-cell>
          <table:table-cell table:style-name="ce2"/>
          <table:table-cell table:style-name="ce9" office:value-type="string" calcext:value-type="string">
            <text:p>projeto</text:p>
          </table:table-cell>
          <table:table-cell table:style-name="ce2" office:value-type="string" calcext:value-type="string">
            <text:p>Serviços – Norma e Padrão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/>
          <table:table-cell table:style-name="ce2" office:value-type="string" calcext:value-type="string">
            <text:p>de 30 a 180 dias</text:p>
          </table:table-cell>
          <table:table-cell table:style-name="ce15" office:value-type="string" calcext:value-type="string">
            <text:p>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Norma e Padrão de TIC</text:p>
          </table:table-cell>
          <table:table-cell table:style-name="ce2" office:value-type="string" calcext:value-type="string">
            <text:p>Serviço utilizado para realizar a execução de tarefa de Norma e Padrão de TIC; Tarefa de Normas e Politicas;</text:p>
          </table:table-cell>
          <table:table-cell table:style-name="ce2"/>
          <table:table-cell table:style-name="ce9" office:value-type="string" calcext:value-type="string">
            <text:p>tarefa</text:p>
          </table:table-cell>
          <table:table-cell table:style-name="ce2" office:value-type="string" calcext:value-type="string">
            <text:p>Serviços – Norma e Padrão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 office:value-type="string" calcext:value-type="string">
            <text:p>Tecnico; Administrador</text:p>
          </table:table-cell>
          <table:table-cell table:style-name="ce2" office:value-type="string" calcext:value-type="string">
            <text:p>até 05 dias úteis</text:p>
          </table:table-cell>
          <table:table-cell table:style-name="ce15" office:value-type="string" calcext:value-type="string">
            <text:p>Diretor(a) da DTI e 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projeto de Mapeamento de Processo de TIC</text:p>
          </table:table-cell>
          <table:table-cell table:style-name="ce2" office:value-type="string" calcext:value-type="string">
            <text:p>Serviço utilizado para realizar a execução de projeto de Mapeamento de Processo de TIC previsto no PDTI vigente; Projeto de Mapeamento de Processos; Projeto de Fluxos de trabalho; </text:p>
          </table:table-cell>
          <table:table-cell table:style-name="ce2"/>
          <table:table-cell table:style-name="ce9" office:value-type="string" calcext:value-type="string">
            <text:p>projeto</text:p>
          </table:table-cell>
          <table:table-cell table:style-name="ce2" office:value-type="string" calcext:value-type="string">
            <text:p>Serviços – Mapeamento de Processo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/>
          <table:table-cell table:style-name="ce2" office:value-type="string" calcext:value-type="string">
            <text:p>de 30 a 180 dias</text:p>
          </table:table-cell>
          <table:table-cell table:style-name="ce15" office:value-type="string" calcext:value-type="string">
            <text:p>Gerente da DPG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2" office:value-type="string" calcext:value-type="string">
            <text:p>Execução de tarefa de Mapeamento de Processo de TIC</text:p>
          </table:table-cell>
          <table:table-cell table:style-name="ce2" office:value-type="string" calcext:value-type="string">
            <text:p>Serviço utilizado para realizar a execução de tarefa de Mapeamento de Processo de TIC; Tarefa de Fluxos de Processos; Revisão de mapeamento de processo; </text:p>
          </table:table-cell>
          <table:table-cell table:style-name="ce2"/>
          <table:table-cell table:style-name="ce9" office:value-type="string" calcext:value-type="string">
            <text:p>tarefa</text:p>
          </table:table-cell>
          <table:table-cell table:style-name="ce2" office:value-type="string" calcext:value-type="string">
            <text:p>Serviços – Mapeamento de Processo de TIC</text:p>
          </table:table-cell>
          <table:table-cell table:style-name="ce9" office:value-type="string" calcext:value-type="string">
            <text:p>DPG</text:p>
          </table:table-cell>
          <table:table-cell table:style-name="ce2" office:value-type="string" calcext:value-type="string">
            <text:p>Abertura de ocorrência através do sistema 3S</text:p>
          </table:table-cell>
          <table:table-cell table:style-name="ce9" office:value-type="string" calcext:value-type="string">
            <text:p>Tecnico; Administrador</text:p>
          </table:table-cell>
          <table:table-cell table:style-name="ce2" office:value-type="string" calcext:value-type="string">
            <text:p>até 05 dias úteis</text:p>
          </table:table-cell>
          <table:table-cell table:style-name="ce15" office:value-type="string" calcext:value-type="string">
            <text:p>Diretor(a) da DTI e Gerente da DPG</text:p>
          </table:table-cell>
          <table:table-cell table:number-columns-repeated="1013"/>
        </table:table-row>
        <table:table-row table:style-name="ro3" table:number-rows-repeated="104839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lassificação_20_Nova" style:display-name="PageStyle_Classificação Nov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12" meta:object-count="0"/>
    <meta:generator>LibreOfficeDev/6.0.5.2$Linux_X86_64 LibreOffice_project/</meta:generator>
  </office:meta>
</office:document-meta>
</file>